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4pt"/>
    </style:style>
    <style:style style:family="paragraph" style:name="P2" style:display-name="P2" style:parent-style-name="Normal">
      <style:paragraph-properties fo:text-align="left"/>
      <style:text-properties style:font-name="Bauhaus 93"/>
    </style:style>
    <style:style style:family="paragraph" style:name="P3" style:display-name="P3">
      <style:paragraph-properties fo:text-align="left" fo:text-indent="0in" fo:margin-left="0in" style:writing-mode="lr"/>
      <style:text-properties style:font-name="Bauhaus 93" fo:font-size="16pt" fo:language="en" fo:country="US"/>
    </style:style>
    <style:style style:family="paragraph" style:name="P4" style:display-name="P4" style:parent-style-name="Normal">
      <style:paragraph-properties fo:text-align="left"/>
      <style:text-properties style:font-name="Bauhaus 93" fo:font-size="24pt"/>
    </style:style>
    <style:style style:family="paragraph" style:name="P5" style:display-name="P5" style:parent-style-name="Normal">
      <style:paragraph-properties fo:text-align="left"/>
      <style:text-properties style:font-name="Bauhaus 93" fo:font-size="16pt"/>
    </style:style>
    <style:style style:family="paragraph" style:name="P1" style:display-name="P1" style:parent-style-name="Normal">
      <style:paragraph-properties fo:text-align="center"/>
      <style:text-properties style:font-name="Bauhaus 93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Shooter Calibration</text:span></text:p>
        <text:p text:style-name="P2"><text:span text:style-name="T1">Modes (Auto Dial):</text:span></text:p>
        <text:p text:style-name="P3"> <text:s text:c="2"/> 0 Collector Learning</text:p>
        <text:p text:style-name="P3"> <text:s text:c="3"/>1 P Value</text:p>
        <text:p text:style-name="P3"> <text:s text:c="3"/>2 I Value</text:p>
        <text:p text:style-name="P3"> <text:s text:c="3"/>3 D Value</text:p>
        <text:p text:style-name="P3"> <text:s text:c="3"/>4 F Value</text:p>
        <text:p text:style-name="P3"> <text:s/>  5 Ground Shooting Speed (RPM)</text:p>
        <text:p text:style-name="P3"> <text:s text:c="3"/>6 Climbed Shooting Speed (RPM)</text:p>
        <text:p text:style-name="P3"> <text:s text:c="3"/>7 Reset Shooter Constants</text:p>
        <text:p text:style-name="P3"> <text:s text:c="3"/>8 Ground Shooting Speed Set to Current Speed</text:p>
        <text:p text:style-name="P3"> <text:s text:c="3"/>9 Climbed Shooting Speed Set to Current Speed</text:p>
        <text:p text:style-name="P4">Multiplier (Calibrate Dial):</text:p>
        <text:p text:style-name="P5"> <text:s text:c="3"/>~8.5 – x2</text:p>
        <text:p text:style-name="P5"> <text:s text:c="3"/>~6.375 – x1</text:p>
        <text:p text:style-name="P5"> <text:s text:c="3"/>~4.25 – x0</text:p>
        <text:p text:style-name="P5"> <text:s text:c="3"/>~2.125 – x -1</text:p>
        <text:p text:style-name="P5"> <text:s text:c="3"/>~0 – x -2</text:p>
        <text:p text:style-name="P4">Learn:</text:p>
        <text:p text:style-name="P5"> <text:s text:c="3"/>Calibrat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Bauhaus 93" svg:font-family="Bauhaus 93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1425_Software2 </meta:initial-creator>
    <dc:creator>1425_Software2 </dc:creator>
    <meta:creation-date>2016-04-23T18:07:20.239294112</meta:creation-date>
    <dc:date>Mon Apr 25 19:15:46 2016
</dc:date>
  </office:meta>
</office:document-meta>
</file>